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eae4c" officeooo:paragraph-rsid="001eae4c"/>
    </style:style>
    <style:style style:name="P7" style:family="paragraph" style:parent-style-name="Text_20_body">
      <style:paragraph-properties fo:text-align="justify" style:justify-single-word="false"/>
      <style:text-properties style:font-name="Liberation Sans" officeooo:rsid="0022b54b" officeooo:paragraph-rsid="0022b54b"/>
    </style:style>
    <style:style style:name="P8" style:family="paragraph" style:parent-style-name="Text_20_body">
      <style:paragraph-properties fo:text-align="justify" style:justify-single-word="false"/>
      <style:text-properties style:font-name="Liberation Sans" officeooo:rsid="0023d9f2" officeooo:paragraph-rsid="0023d9f2"/>
    </style:style>
    <style:style style:name="P9" style:family="paragraph" style:parent-style-name="Text_20_body">
      <style:paragraph-properties fo:text-align="justify" style:justify-single-word="false"/>
      <style:text-properties style:font-name="Liberation Sans" officeooo:rsid="0025a55c" officeooo:paragraph-rsid="0025a55c"/>
    </style:style>
    <style:style style:name="P10" style:family="paragraph" style:parent-style-name="Text_20_body">
      <style:paragraph-properties fo:text-align="justify" style:justify-single-word="false"/>
      <style:text-properties style:font-name="Liberation Sans" officeooo:rsid="0025a55c" officeooo:paragraph-rsid="0079b885"/>
    </style:style>
    <style:style style:name="P11" style:family="paragraph" style:parent-style-name="Text_20_body">
      <style:paragraph-properties fo:text-align="justify" style:justify-single-word="false"/>
      <style:text-properties style:font-name="Liberation Sans" officeooo:rsid="002a8af5" officeooo:paragraph-rsid="002a8af5"/>
    </style:style>
    <style:style style:name="P12" style:family="paragraph" style:parent-style-name="Text_20_body">
      <style:paragraph-properties fo:text-align="justify" style:justify-single-word="false"/>
      <style:text-properties style:font-name="Liberation Sans" officeooo:rsid="00327fec" officeooo:paragraph-rsid="00327fec"/>
    </style:style>
    <style:style style:name="P13" style:family="paragraph" style:parent-style-name="Text_20_body">
      <style:paragraph-properties fo:text-align="justify" style:justify-single-word="false"/>
      <style:text-properties style:font-name="Liberation Sans" officeooo:rsid="00347844" officeooo:paragraph-rsid="00347844"/>
    </style:style>
    <style:style style:name="P14" style:family="paragraph" style:parent-style-name="Text_20_body">
      <style:paragraph-properties fo:text-align="justify" style:justify-single-word="false"/>
      <style:text-properties style:font-name="Liberation Sans" officeooo:rsid="00376e4c" officeooo:paragraph-rsid="00376e4c"/>
    </style:style>
    <style:style style:name="P15"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16"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17"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18" style:family="paragraph" style:parent-style-name="Text_20_body">
      <style:paragraph-properties fo:text-align="justify" style:justify-single-word="false"/>
      <style:text-properties style:font-name="Liberation Sans" officeooo:rsid="003e58f9" officeooo:paragraph-rsid="003e58f9"/>
    </style:style>
    <style:style style:name="P19" style:family="paragraph" style:parent-style-name="Text_20_body">
      <style:paragraph-properties fo:text-align="justify" style:justify-single-word="false"/>
      <style:text-properties style:font-name="Liberation Sans" officeooo:rsid="0049375c" officeooo:paragraph-rsid="0052192f"/>
    </style:style>
    <style:style style:name="P20" style:family="paragraph" style:parent-style-name="Text_20_body">
      <style:paragraph-properties fo:text-align="justify" style:justify-single-word="false"/>
      <style:text-properties style:font-name="Liberation Sans" officeooo:rsid="00560196" officeooo:paragraph-rsid="00560196"/>
    </style:style>
    <style:style style:name="P21" style:family="paragraph" style:parent-style-name="Text_20_body">
      <style:paragraph-properties fo:text-align="justify" style:justify-single-word="false"/>
      <style:text-properties style:font-name="Liberation Sans" officeooo:rsid="0058b140" officeooo:paragraph-rsid="0058b140"/>
    </style:style>
    <style:style style:name="P22" style:family="paragraph" style:parent-style-name="Text_20_body">
      <style:paragraph-properties fo:text-align="justify" style:justify-single-word="false"/>
      <style:text-properties style:font-name="Liberation Sans" officeooo:rsid="005fbe6c" officeooo:paragraph-rsid="005fbe6c"/>
    </style:style>
    <style:style style:name="P23" style:family="paragraph" style:parent-style-name="Text_20_body">
      <style:paragraph-properties fo:text-align="justify" style:justify-single-word="false"/>
      <style:text-properties style:font-name="Liberation Sans" officeooo:rsid="00195d38" officeooo:paragraph-rsid="0074ac3f"/>
    </style:style>
    <style:style style:name="P24" style:family="paragraph" style:parent-style-name="Text_20_body">
      <style:paragraph-properties fo:text-align="justify" style:justify-single-word="false"/>
      <style:text-properties style:font-name="Liberation Sans" officeooo:rsid="002b6aa7" officeooo:paragraph-rsid="002b6aa7"/>
    </style:style>
    <style:style style:name="P25" style:family="paragraph" style:parent-style-name="Text_20_body">
      <style:paragraph-properties fo:text-align="justify" style:justify-single-word="false"/>
      <style:text-properties officeooo:rsid="001decdd" officeooo:paragraph-rsid="001decdd"/>
    </style:style>
    <style:style style:name="P26"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27"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28" style:family="paragraph" style:parent-style-name="Text_20_body">
      <style:paragraph-properties fo:text-align="justify" style:justify-single-word="false"/>
      <style:text-properties officeooo:rsid="002d1968" officeooo:paragraph-rsid="002d1968"/>
    </style:style>
    <style:style style:name="P29" style:family="paragraph" style:parent-style-name="Title">
      <style:text-properties officeooo:rsid="0014579b" officeooo:paragraph-rsid="0014579b"/>
    </style:style>
    <style:style style:name="P30" style:family="paragraph" style:parent-style-name="Subtitle">
      <style:text-properties officeooo:rsid="0014579b" officeooo:paragraph-rsid="0014579b"/>
    </style:style>
    <style:style style:name="P31"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32"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33" style:family="paragraph" style:parent-style-name="Table_20_Contents">
      <style:text-properties style:font-name="Liberation Sans" fo:font-size="12pt" officeooo:rsid="0065b313" officeooo:paragraph-rsid="0065b313" style:font-name-asian="Droid Sans Fallback" style:font-size-asian="12pt" style:font-name-complex="Droid Sans Devanagari" style:font-size-complex="12pt"/>
    </style:style>
    <style:style style:name="P34" style:family="paragraph" style:parent-style-name="Table_20_Contents">
      <style:text-properties style:font-name="Liberation Sans" fo:font-weight="bold" officeooo:rsid="001658b1" officeooo:paragraph-rsid="001658b1" style:font-weight-asian="bold" style:font-weight-complex="bold"/>
    </style:style>
    <style:style style:name="P35"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36" style:family="paragraph" style:parent-style-name="Table_20_Contents">
      <style:text-properties style:font-name="Liberation Sans" officeooo:rsid="001658b1" officeooo:paragraph-rsid="001658b1"/>
    </style:style>
    <style:style style:name="P37" style:family="paragraph" style:parent-style-name="Table_20_Contents">
      <style:paragraph-properties fo:text-align="end" style:justify-single-word="false"/>
      <style:text-properties style:font-name="Liberation Sans" officeooo:rsid="001658b1" officeooo:paragraph-rsid="001658b1"/>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Heading_20_2">
      <style:text-properties fo:font-size="14pt" officeooo:rsid="00195d38" officeooo:paragraph-rsid="00195d38" style:font-size-asian="14pt" style:font-size-complex="14pt"/>
    </style:style>
    <style:style style:name="P42" style:family="paragraph" style:parent-style-name="Heading_20_2">
      <style:text-properties fo:font-size="14pt" officeooo:rsid="001eae4c" officeooo:paragraph-rsid="001eae4c" style:font-size-asian="14pt" style:font-size-complex="14pt"/>
    </style:style>
    <style:style style:name="P43" style:family="paragraph" style:parent-style-name="Heading_20_2">
      <style:text-properties fo:font-size="14pt" officeooo:rsid="00228c53" officeooo:paragraph-rsid="00228c53" style:font-size-asian="14pt" style:font-size-complex="14pt"/>
    </style:style>
    <style:style style:name="P44" style:family="paragraph" style:parent-style-name="Heading_20_2">
      <style:paragraph-properties fo:text-align="justify" style:justify-single-word="false"/>
      <style:text-properties style:font-name="Liberation Sans" fo:font-size="14pt" officeooo:rsid="001decdd" officeooo:paragraph-rsid="001decdd" style:font-size-asian="14pt" style:font-size-complex="14pt"/>
    </style:style>
    <style:style style:name="P45" style:family="paragraph" style:parent-style-name="Heading_20_2">
      <style:paragraph-properties fo:text-align="justify" style:justify-single-word="false"/>
      <style:text-properties officeooo:rsid="00327fec" officeooo:paragraph-rsid="00327fec"/>
    </style:style>
    <style:style style:name="P46" style:family="paragraph" style:parent-style-name="Heading_20_2">
      <style:text-properties officeooo:rsid="0054fc00" officeooo:paragraph-rsid="0054fc00"/>
    </style:style>
    <style:style style:name="P47" style:family="paragraph" style:parent-style-name="Heading_20_1">
      <style:text-properties officeooo:rsid="0014e46c" officeooo:paragraph-rsid="0014e46c"/>
    </style:style>
    <style:style style:name="P48" style:family="paragraph" style:parent-style-name="Heading_20_1" style:list-style-name="">
      <style:text-properties officeooo:rsid="001658b1" officeooo:paragraph-rsid="001658b1"/>
    </style:style>
    <style:style style:name="P49" style:family="paragraph" style:parent-style-name="Heading_20_1">
      <style:text-properties fo:font-size="16pt" style:text-underline-style="solid" style:text-underline-width="auto" style:text-underline-color="font-color" officeooo:rsid="00228c53" officeooo:paragraph-rsid="00228c53" style:font-size-asian="16pt" style:font-size-complex="16pt"/>
    </style:style>
    <style:style style:name="P50" style:family="paragraph" style:parent-style-name="Heading_20_1" style:list-style-name="">
      <style:paragraph-properties fo:text-align="start" style:justify-single-word="false"/>
      <style:text-properties fo:font-size="16pt" style:text-underline-style="solid" style:text-underline-width="auto" style:text-underline-color="font-color" officeooo:rsid="00228c53" officeooo:paragraph-rsid="00228c53" style:font-size-asian="16pt" style:font-size-complex="16pt"/>
    </style:style>
    <style:style style:name="P51" style:family="paragraph" style:parent-style-name="Heading_20_1">
      <style:paragraph-properties fo:break-before="page"/>
      <style:text-properties fo:font-size="16pt" style:text-underline-style="solid" style:text-underline-width="auto" style:text-underline-color="font-color" officeooo:rsid="0074ac3f" officeooo:paragraph-rsid="0074ac3f" style:font-size-asian="16pt" style:font-size-complex="16pt"/>
    </style:style>
    <style:style style:name="P52" style:family="paragraph" style:parent-style-name="Heading_20_1">
      <style:paragraph-properties fo:text-align="start" style:justify-single-word="false" fo:break-before="page"/>
      <style:text-properties officeooo:rsid="00228c53" officeooo:paragraph-rsid="00228c53"/>
    </style:style>
    <style:style style:name="P53" style:family="paragraph" style:parent-style-name="Heading_20_1">
      <style:paragraph-properties fo:break-before="page"/>
      <style:text-properties officeooo:rsid="00327fec" officeooo:paragraph-rsid="00327fec"/>
    </style:style>
    <style:style style:name="P54" style:family="paragraph" style:parent-style-name="Text_20_body" style:list-style-name="L1">
      <style:text-properties style:font-name="Liberation Sans" officeooo:rsid="00179193" officeooo:paragraph-rsid="00179193"/>
    </style:style>
    <style:style style:name="P55" style:family="paragraph" style:parent-style-name="Text_20_body" style:list-style-name="L1">
      <style:text-properties style:font-name="Liberation Sans" officeooo:rsid="001decdd" officeooo:paragraph-rsid="00179193"/>
    </style:style>
    <style:style style:name="P56" style:family="paragraph" style:parent-style-name="Text_20_body" style:list-style-name="L1">
      <style:text-properties style:font-name="Liberation Sans" officeooo:rsid="001d3874" officeooo:paragraph-rsid="001d3874"/>
    </style:style>
    <style:style style:name="P57"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58"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59"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60" style:family="paragraph" style:parent-style-name="Text_20_body" style:list-style-name="L5">
      <style:paragraph-properties fo:text-align="justify" style:justify-single-word="false"/>
      <style:text-properties style:font-name="Liberation Sans" fo:font-weight="normal" officeooo:rsid="00768547" officeooo:paragraph-rsid="00768547" style:font-weight-asian="normal" style:font-weight-complex="normal"/>
    </style:style>
    <style:style style:name="P61" style:family="paragraph" style:parent-style-name="Text_20_body">
      <style:paragraph-properties fo:text-align="justify" style:justify-single-word="false"/>
      <style:text-properties style:font-name="Liberation Sans" fo:font-weight="normal" officeooo:rsid="003b6268" officeooo:paragraph-rsid="003b6268" style:font-weight-asian="normal" style:font-weight-complex="normal"/>
    </style:style>
    <style:style style:name="P62" style:family="paragraph" style:parent-style-name="Text_20_body" style:list-style-name="L8">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63" style:family="paragraph" style:parent-style-name="Text_20_body" style:list-style-name="L6">
      <style:paragraph-properties fo:text-align="justify" style:justify-single-word="false"/>
      <style:text-properties style:font-name="Liberation Sans" officeooo:rsid="0058b140" officeooo:paragraph-rsid="0058b140"/>
    </style:style>
    <style:style style:name="P64" style:family="paragraph" style:parent-style-name="Text_20_body" style:list-style-name="L6">
      <style:paragraph-properties fo:text-align="justify" style:justify-single-word="false"/>
      <style:text-properties style:font-name="Liberation Sans" officeooo:rsid="00592343" officeooo:paragraph-rsid="00592343"/>
    </style:style>
    <style:style style:name="P65" style:family="paragraph" style:parent-style-name="Text_20_body" style:list-style-name="L6">
      <style:paragraph-properties fo:text-align="justify" style:justify-single-word="false"/>
      <style:text-properties style:font-name="Liberation Sans" officeooo:rsid="005c0650" officeooo:paragraph-rsid="005c0650"/>
    </style:style>
    <style:style style:name="P66" style:family="paragraph" style:parent-style-name="Text_20_body" style:list-style-name="L6">
      <style:paragraph-properties fo:text-align="justify" style:justify-single-word="false"/>
      <style:text-properties style:font-name="Liberation Sans" officeooo:rsid="005e7992" officeooo:paragraph-rsid="005e7992"/>
    </style:style>
    <style:style style:name="P67" style:family="paragraph" style:parent-style-name="Text_20_body" style:list-style-name="L7">
      <style:paragraph-properties fo:text-align="justify" style:justify-single-word="false"/>
      <style:text-properties style:font-name="Liberation Sans" officeooo:rsid="005fbe6c" officeooo:paragraph-rsid="005fbe6c"/>
    </style:style>
    <style:style style:name="P68" style:family="paragraph" style:parent-style-name="Text_20_body" style:list-style-name="L7">
      <style:paragraph-properties fo:text-align="justify" style:justify-single-word="false"/>
      <style:text-properties style:font-name="Liberation Sans" officeooo:rsid="00613805" officeooo:paragraph-rsid="00613805"/>
    </style:style>
    <style:style style:name="P69" style:family="paragraph" style:parent-style-name="Text_20_body" style:list-style-name="L8">
      <style:paragraph-properties fo:text-align="justify" style:justify-single-word="false"/>
      <style:text-properties style:font-name="Liberation Sans" officeooo:rsid="00289642" officeooo:paragraph-rsid="00289642"/>
    </style:style>
    <style:style style:name="P70" style:family="paragraph" style:parent-style-name="Text_20_body">
      <style:paragraph-properties fo:text-align="justify" style:justify-single-word="false"/>
      <style:text-properties style:font-name="Liberation Sans" officeooo:rsid="00327fec" officeooo:paragraph-rsid="00327fec"/>
    </style:style>
    <style:style style:name="P71" style:family="paragraph" style:parent-style-name="Text_20_body" style:list-style-name="L2">
      <style:paragraph-properties fo:text-align="justify" style:justify-single-word="false"/>
      <style:text-properties officeooo:paragraph-rsid="001decdd"/>
    </style:style>
    <style:style style:name="P72" style:family="paragraph" style:parent-style-name="Text_20_body" style:list-style-name="L5">
      <style:paragraph-properties fo:text-align="justify" style:justify-single-word="false"/>
      <style:text-properties officeooo:paragraph-rsid="003b5c2f"/>
    </style:style>
    <style:style style:name="P73" style:family="paragraph" style:parent-style-name="Text_20_body" style:list-style-name="L5">
      <style:paragraph-properties fo:text-align="justify" style:justify-single-word="false"/>
      <style:text-properties officeooo:rsid="003b5c2f" officeooo:paragraph-rsid="003b5c2f"/>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b3973" style:font-weight-asian="bold" style:font-weight-complex="bold"/>
    </style:style>
    <style:style style:name="T6" style:family="text">
      <style:text-properties fo:font-weight="bold" officeooo:rsid="00347844" style:font-weight-asian="bold" style:font-weight-complex="bold"/>
    </style:style>
    <style:style style:name="T7" style:family="text">
      <style:text-properties fo:font-weight="bold" officeooo:rsid="0053d38c" style:font-weight-asian="bold" style:font-weight-complex="bold"/>
    </style:style>
    <style:style style:name="T8" style:family="text">
      <style:text-properties fo:font-weight="bold" officeooo:rsid="0020a38f" style:font-weight-asian="bold" style:font-weight-complex="bold"/>
    </style:style>
    <style:style style:name="T9" style:family="text">
      <style:text-properties fo:font-weight="bold" officeooo:rsid="0079b885" style:font-weight-asian="bold" style:font-weight-complex="bold"/>
    </style:style>
    <style:style style:name="T10" style:family="text">
      <style:text-properties fo:font-weight="bold" officeooo:rsid="00787155" style:font-weight-asian="bold" style:font-weight-complex="bold"/>
    </style:style>
    <style:style style:name="T11" style:family="text">
      <style:text-properties fo:font-weight="bold" officeooo:rsid="007b78c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25979" style:font-weight-asian="normal" style:font-weight-complex="normal"/>
    </style:style>
    <style:style style:name="T14" style:family="text">
      <style:text-properties fo:font-weight="normal" officeooo:rsid="00289642" style:font-weight-asian="normal" style:font-weight-complex="normal"/>
    </style:style>
    <style:style style:name="T15" style:family="text">
      <style:text-properties fo:font-weight="normal" officeooo:rsid="002a2eb3" style:font-weight-asian="normal" style:font-weight-complex="normal"/>
    </style:style>
    <style:style style:name="T16" style:family="text">
      <style:text-properties fo:font-weight="normal" officeooo:rsid="00347844" style:font-weight-asian="normal" style:font-weight-complex="normal"/>
    </style:style>
    <style:style style:name="T17" style:family="text">
      <style:text-properties fo:font-weight="normal" officeooo:rsid="0034ab36" style:font-weight-asian="normal" style:font-weight-complex="normal"/>
    </style:style>
    <style:style style:name="T18" style:family="text">
      <style:text-properties fo:font-weight="normal" officeooo:rsid="0053d38c" style:font-weight-asian="normal" style:font-weight-complex="normal"/>
    </style:style>
    <style:style style:name="T19" style:family="text">
      <style:text-properties fo:font-weight="normal" officeooo:rsid="001decdd" style:font-weight-asian="normal" style:font-weight-complex="normal"/>
    </style:style>
    <style:style style:name="T20" style:family="text">
      <style:text-properties fo:font-weight="normal" officeooo:rsid="007b78cf" style:font-weight-asian="normal" style:font-weight-complex="normal"/>
    </style:style>
    <style:style style:name="T21" style:family="text">
      <style:text-properties style:font-name="Liberation Sans"/>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bold" officeooo:rsid="00307b9b" style:font-weight-asian="bold" style:font-weight-complex="bold"/>
    </style:style>
    <style:style style:name="T24" style:family="text">
      <style:text-properties style:font-name="Liberation Sans" fo:font-weight="bold" officeooo:rsid="002ecb29" style:font-weight-asian="bold" style:font-weight-complex="bold"/>
    </style:style>
    <style:style style:name="T25" style:family="text">
      <style:text-properties style:font-name="Liberation Sans" fo:font-weight="normal" style:font-weight-asian="normal" style:font-weight-complex="normal"/>
    </style:style>
    <style:style style:name="T26" style:family="text">
      <style:text-properties style:font-name="Liberation Sans" fo:font-weight="normal" officeooo:rsid="003b5c2f" style:font-weight-asian="normal" style:font-weight-complex="normal"/>
    </style:style>
    <style:style style:name="T27" style:family="text">
      <style:text-properties style:font-name="Liberation Sans" fo:font-weight="normal" officeooo:rsid="004007f3" style:font-weight-asian="normal" style:font-weight-complex="normal"/>
    </style:style>
    <style:style style:name="T28" style:family="text">
      <style:text-properties style:font-name="Liberation Sans" fo:font-weight="normal" officeooo:rsid="0074ac3f" style:font-weight-asian="normal" style:font-weight-complex="normal"/>
    </style:style>
    <style:style style:name="T29" style:family="text">
      <style:text-properties style:font-name="Liberation Sans" fo:font-weight="normal" officeooo:rsid="00768547" style:font-weight-asian="normal" style:font-weight-complex="normal"/>
    </style:style>
    <style:style style:name="T30" style:family="text">
      <style:text-properties style:font-name="Liberation Sans" fo:font-weight="normal" officeooo:rsid="00307b9b" style:font-weight-asian="normal" style:font-weight-complex="normal"/>
    </style:style>
    <style:style style:name="T31" style:family="text">
      <style:text-properties style:font-name="Liberation Sans" fo:font-weight="normal" officeooo:rsid="007b78cf" style:font-weight-asian="normal" style:font-weight-complex="normal"/>
    </style:style>
    <style:style style:name="T32" style:family="text">
      <style:text-properties style:font-name="Liberation Sans" fo:font-weight="normal" officeooo:rsid="002ecb29" style:font-weight-asian="normal" style:font-weight-complex="normal"/>
    </style:style>
    <style:style style:name="T33" style:family="text">
      <style:text-properties style:font-name="Liberation Sans" officeooo:rsid="001a52e9"/>
    </style:style>
    <style:style style:name="T34" style:family="text">
      <style:text-properties style:font-name="Liberation Sans" officeooo:rsid="003c465c"/>
    </style:style>
    <style:style style:name="T35" style:family="text">
      <style:text-properties style:font-name="Liberation Sans" officeooo:rsid="003e58f9"/>
    </style:style>
    <style:style style:name="T36" style:family="text">
      <style:text-properties style:font-name="Liberation Sans" officeooo:rsid="006ab018"/>
    </style:style>
    <style:style style:name="T37" style:family="text">
      <style:text-properties style:font-name="Liberation Sans" officeooo:rsid="0074ac3f"/>
    </style:style>
    <style:style style:name="T38" style:family="text">
      <style:text-properties style:font-name="Liberation Sans" officeooo:rsid="00768547"/>
    </style:style>
    <style:style style:name="T39" style:family="text">
      <style:text-properties style:font-name="Liberation Sans" officeooo:rsid="00787155"/>
    </style:style>
    <style:style style:name="T40" style:family="text">
      <style:text-properties officeooo:rsid="0020a38f"/>
    </style:style>
    <style:style style:name="T41" style:family="text">
      <style:text-properties officeooo:rsid="0025a55c"/>
    </style:style>
    <style:style style:name="T42" style:family="text">
      <style:text-properties officeooo:rsid="00347844"/>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60341" style:font-style-asian="normal" style:font-weight-asian="normal" style:font-style-complex="normal" style:font-weight-complex="normal"/>
    </style:style>
    <style:style style:name="T46" style:family="text">
      <style:text-properties fo:font-style="normal" fo:font-weight="normal" officeooo:rsid="00376e4c" style:font-style-asian="normal" style:font-weight-asian="normal" style:font-style-complex="normal" style:font-weight-complex="normal"/>
    </style:style>
    <style:style style:name="T47" style:family="text">
      <style:text-properties fo:font-style="normal" fo:font-weight="normal" officeooo:rsid="00378bc0" style:font-style-asian="normal" style:font-weight-asian="normal" style:font-style-complex="normal" style:font-weight-complex="normal"/>
    </style:style>
    <style:style style:name="T48" style:family="text">
      <style:text-properties fo:font-style="normal" fo:font-weight="normal" officeooo:rsid="007b78cf"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60341" style:font-style-asian="normal" style:font-weight-asian="bold" style:font-style-complex="normal" style:font-weight-complex="bold"/>
    </style:style>
    <style:style style:name="T51" style:family="text">
      <style:text-properties fo:font-style="normal" fo:font-weight="bold" officeooo:rsid="00376e4c" style:font-style-asian="normal" style:font-weight-asian="bold" style:font-style-complex="normal" style:font-weight-complex="bold"/>
    </style:style>
    <style:style style:name="T52" style:family="text">
      <style:text-properties fo:font-style="normal" fo:font-weight="bold" officeooo:rsid="00378bc0" style:font-style-asian="normal" style:font-weight-asian="bold" style:font-style-complex="normal" style:font-weight-complex="bold"/>
    </style:style>
    <style:style style:name="T53" style:family="text">
      <style:text-properties officeooo:rsid="0042ff94"/>
    </style:style>
    <style:style style:name="T54" style:family="text">
      <style:text-properties officeooo:rsid="004b5041"/>
    </style:style>
    <style:style style:name="T55" style:family="text">
      <style:text-properties officeooo:rsid="004efd07"/>
    </style:style>
    <style:style style:name="T56" style:family="text">
      <style:text-properties officeooo:rsid="0052192f"/>
    </style:style>
    <style:style style:name="T57" style:family="text">
      <style:text-properties officeooo:rsid="0056ddb4"/>
    </style:style>
    <style:style style:name="T58" style:family="text">
      <style:text-properties officeooo:rsid="0058d293"/>
    </style:style>
    <style:style style:name="T59" style:family="text">
      <style:text-properties officeooo:rsid="005de9b5"/>
    </style:style>
    <style:style style:name="T60" style:family="text">
      <style:text-properties officeooo:rsid="00628dd0"/>
    </style:style>
    <style:style style:name="T61" style:family="text">
      <style:text-properties officeooo:rsid="0068fc7d"/>
    </style:style>
    <style:style style:name="T62" style:family="text">
      <style:text-properties officeooo:rsid="006ab018"/>
    </style:style>
    <style:style style:name="T63" style:family="text">
      <style:text-properties officeooo:rsid="006c1fdf"/>
    </style:style>
    <style:style style:name="T64" style:family="text">
      <style:text-properties officeooo:rsid="006d3331"/>
    </style:style>
    <style:style style:name="T65" style:family="text">
      <style:text-properties officeooo:rsid="006de460"/>
    </style:style>
    <style:style style:name="T66" style:family="text">
      <style:text-properties officeooo:rsid="006f0e9c"/>
    </style:style>
    <style:style style:name="T67" style:family="text">
      <style:text-properties officeooo:rsid="007034ca"/>
    </style:style>
    <style:style style:name="T68" style:family="text">
      <style:text-properties officeooo:rsid="0071e427"/>
    </style:style>
    <style:style style:name="T69" style:family="text">
      <style:text-properties officeooo:rsid="0074ac3f"/>
    </style:style>
    <style:style style:name="T70" style:family="text">
      <style:text-properties officeooo:rsid="00755649"/>
    </style:style>
    <style:style style:name="T71" style:family="text">
      <style:text-properties fo:font-size="16pt" style:text-underline-style="solid" style:text-underline-width="auto" style:text-underline-color="font-color" style:font-size-asian="16pt" style:font-size-complex="16pt"/>
    </style:style>
    <style:style style:name="T72" style:family="text">
      <style:text-properties fo:font-size="16pt" style:text-underline-style="solid" style:text-underline-width="auto" style:text-underline-color="font-color" officeooo:rsid="00755649" style:font-size-asian="16pt" style:font-size-complex="16pt"/>
    </style:style>
    <style:style style:name="T73" style:family="text">
      <style:text-properties officeooo:rsid="0075a224"/>
    </style:style>
    <style:style style:name="T74" style:family="text">
      <style:text-properties officeooo:rsid="00768547"/>
    </style:style>
    <style:style style:name="T75" style:family="text">
      <style:text-properties officeooo:rsid="00787155"/>
    </style:style>
    <style:style style:name="T76" style:family="text">
      <style:text-properties officeooo:rsid="0079b88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AB403 Assignment Report</text:p>
      <text:p text:style-name="P30">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P31">Student Number</text:p>
          </table:table-cell>
        </table:table-row>
        <table:table-row>
          <table:table-cell table:style-name="Table1.A2" office:value-type="string">
            <text:p text:style-name="P32">Lachlan Kuhr</text:p>
          </table:table-cell>
          <table:table-cell table:style-name="Table1.B2" office:value-type="string">
            <text:p text:style-name="P33">n9767151</text:p>
          </table:table-cell>
        </table:table-row>
        <table:table-row>
          <table:table-cell table:style-name="Table1.A2" office:value-type="string">
            <text:p text:style-name="P32">Andrew Mather</text:p>
          </table:table-cell>
          <table:table-cell table:style-name="Table1.B2" office:value-type="string">
            <text:p text:style-name="P33">n9713671</text:p>
          </table:table-cell>
        </table:table-row>
        <table:table-row>
          <table:table-cell table:style-name="Table1.A2" office:value-type="string">
            <text:p text:style-name="P32">Jeremy Sheather</text:p>
          </table:table-cell>
          <table:table-cell table:style-name="Table1.B2" office:value-type="string">
            <text:p text:style-name="P32">n9734783</text:p>
          </table:table-cell>
        </table:table-row>
      </table:table>
      <text:h text:style-name="P47" text:outline-level="1"/>
      <text:h text:style-name="P47" text:outline-level="1"><text:bookmark-start text:name="__RefHeading___Toc352_3270838041"/>Statement of Completeness<text:bookmark-end text:name="__RefHeading___Toc352_3270838041"/></text:h>
      <text:p text:style-name="P3">All parts of the assigned task were completed.</text:p>
      <text:h text:style-name="P47"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34">Name</text:p>
          </table:table-cell>
          <table:table-cell table:style-name="Table2.B1" office:value-type="string">
            <text:p text:style-name="P35">Contribution</text:p>
          </table:table-cell>
        </table:table-row>
        <table:table-row>
          <table:table-cell table:style-name="Table2.A2" office:value-type="string">
            <text:p text:style-name="P36">Lachlan Kuhr</text:p>
          </table:table-cell>
          <table:table-cell table:style-name="Table2.B2" office:value-type="string">
            <text:p text:style-name="P37">33%</text:p>
          </table:table-cell>
        </table:table-row>
        <table:table-row>
          <table:table-cell table:style-name="Table2.A2" office:value-type="string">
            <text:p text:style-name="P36">Andrew Mather</text:p>
          </table:table-cell>
          <table:table-cell table:style-name="Table2.B2" office:value-type="string">
            <text:p text:style-name="P37">33%</text:p>
          </table:table-cell>
        </table:table-row>
        <table:table-row>
          <table:table-cell table:style-name="Table2.A2" office:value-type="string">
            <text:p text:style-name="P36">Jeremy Sheather</text:p>
          </table:table-cell>
          <table:table-cell table:style-name="Table2.B2" office:value-type="string">
            <text:p text:style-name="P37">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_Toc352_3270838041" text:style-name="Index_20_Link" text:visited-style-name="Index_20_Link">Statement of Completeness<text:tab/>1</text:a></text:p>
          <text:p text:style-name="P39"><text:a xlink:type="simple" xlink:href="#__RefHeading___Toc354_3270838041" text:style-name="Index_20_Link" text:visited-style-name="Index_20_Link">Statement of Contribution<text:tab/>1</text:a></text:p>
          <text:p text:style-name="P39"><text:a xlink:type="simple" xlink:href="#__RefHeading___Toc122_3270838041" text:style-name="Index_20_Link" text:visited-style-name="Index_20_Link">Data Structures<text:tab/>3</text:a></text:p>
          <text:p text:style-name="P40"><text:a xlink:type="simple" xlink:href="#__RefHeading___Toc124_3270838041" text:style-name="Index_20_Link" text:visited-style-name="Index_20_Link">Clients<text:tab/>3</text:a></text:p>
          <text:p text:style-name="P40"><text:a xlink:type="simple" xlink:href="#__RefHeading___Toc126_3270838041" text:style-name="Index_20_Link" text:visited-style-name="Index_20_Link">Messages<text:tab/>3</text:a></text:p>
          <text:p text:style-name="P40"><text:a xlink:type="simple" xlink:href="#__RefHeading___Toc128_3270838041" text:style-name="Index_20_Link" text:visited-style-name="Index_20_Link">Channels<text:tab/>3</text:a></text:p>
          <text:p text:style-name="P39"><text:a xlink:type="simple" xlink:href="#__RefHeading___Toc130_3270838041" text:style-name="Index_20_Link" text:visited-style-name="Index_20_Link">Task 2<text:tab/>4</text:a></text:p>
          <text:p text:style-name="P40"><text:a xlink:type="simple" xlink:href="#__RefHeading___Toc132_3270838041" text:style-name="Index_20_Link" text:visited-style-name="Index_20_Link">Forking<text:tab/>4</text:a></text:p>
          <text:p text:style-name="P40"><text:a xlink:type="simple" xlink:href="#__RefHeading___Toc134_3270838041" text:style-name="Index_20_Link" text:visited-style-name="Index_20_Link">Critical Section Problem<text:tab/>4</text:a></text:p>
          <text:p text:style-name="P39"><text:a xlink:type="simple" xlink:href="#__RefHeading___Toc136_3270838041" text:style-name="Index_20_Link" text:visited-style-name="Index_20_Link">Task 3<text:tab/>5</text:a></text:p>
          <text:p text:style-name="P40"><text:a xlink:type="simple" xlink:href="#__RefHeading___Toc138_3270838041" text:style-name="Index_20_Link" text:visited-style-name="Index_20_Link">Threading<text:tab/>5</text:a></text:p>
          <text:p text:style-name="P39"><text:a xlink:type="simple" xlink:href="#__RefHeading___Toc140_3270838041" text:style-name="Index_20_Link" text:visited-style-name="Index_20_Link">How to run the program<text:tab/>7</text:a></text:p>
          <text:p text:style-name="P40"><text:a xlink:type="simple" xlink:href="#__RefHeading___Toc142_3270838041" text:style-name="Index_20_Link" text:visited-style-name="Index_20_Link">Compilation<text:tab/>7</text:a></text:p>
          <text:p text:style-name="P40"><text:a xlink:type="simple" xlink:href="#__RefHeading___Toc542_3260525265" text:style-name="Index_20_Link" text:visited-style-name="Index_20_Link">Running<text:tab/>7</text:a></text:p>
        </text:index-body>
      </text:table-of-content>
      <text:h text:style-name="P48" text:outline-level="1"/>
      <text:h text:style-name="P51"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text:span></text:p>
      <text:list xml:id="list3831379560" text:style-name="L1">
        <text:list-item>
          <text:p text:style-name="P54">Clients</text:p>
        </text:list-item>
        <text:list-item>
          <text:p text:style-name="P55"><text:span text:style-name="T61">M</text:span>essages</text:p>
        </text:list-item>
        <text:list-item>
          <text:p text:style-name="P56"><text:span text:style-name="T61">C</text:span>hannels</text:p>
        </text:list-item>
      </text:list>
      <text:p text:style-name="P5">The structs used for these are available in data.h.</text:p>
      <text:h text:style-name="P41" text:outline-level="2"><text:bookmark-start text:name="__RefHeading___Toc124_3270838041"/>Clients<text:bookmark-end text:name="__RefHeading___Toc124_3270838041"/></text:h>
      <text:p text:style-name="P23">The client struct, denoted<text:span text:style-name="T2"> struct client</text:span><text:span text:style-name="T12"> and aliased to</text:span><text:span text:style-name="T2"> client_t, </text:span><text:span text:style-name="T19">contained</text:span> four main variables:</text:p>
      <text:list xml:id="list1047012970" text:style-name="L2">
        <text:list-item>
          <text:p text:style-name="P57"><text:span text:style-name="T62">T</text:span>he client ID.</text:p>
        </text:list-item>
        <text:list-item>
          <text:p text:style-name="P57"><text:span text:style-name="T62">T</text:span>he <text:span text:style-name="T69">client’s connection socket.</text:span></text:p>
        </text:list-item>
        <text:list-item>
          <text:p text:style-name="P57"><text:span text:style-name="T62">A</text:span>n array of “client channels”, used to store a client’s subscription <text:span text:style-name="T69">status </text:span>to channels.</text:p>
        </text:list-item>
        <text:list-item>
          <text:p text:style-name="P71"><text:span text:style-name="T36">A</text:span><text:span text:style-name="T33">n array of pointers to the last read message in each channel, so that the server could keep track of where each client was up to </text:span><text:span text:style-name="T37">without duplicating messages.</text:span></text:p>
        </text:list-item>
      </text:list>
      <text:h text:style-name="P44" text:outline-level="2"><text:bookmark-start text:name="__RefHeading___Toc126_3270838041"/>Messages<text:bookmark-end text:name="__RefHeading___Toc126_3270838041"/></text:h>
      <text:p text:style-name="P25"><text:span text:style-name="T21">The message struct, denoted </text:span><text:span text:style-name="T22">struct msg</text:span><text:span text:style-name="T25"> and aliased to </text:span><text:span text:style-name="T22">msg_t</text:span><text:span text:style-name="T25">, </text:span><text:span text:style-name="T28">containing</text:span><text:span text:style-name="T25"> three variables:</text:span></text:p>
      <text:list xml:id="list4112976027" text:style-name="L3">
        <text:list-item>
          <text:p text:style-name="P58">The message string.</text:p>
        </text:list-item>
        <text:list-item>
          <text:p text:style-name="P58">The ID of the user who sent the message.</text:p>
        </text:list-item>
        <text:list-item>
          <text:p text:style-name="P58">The time at which the message was sent, as available in time.h.</text:p>
        </text:list-item>
      </text:list>
      <text:h text:style-name="P42" text:outline-level="2"><text:bookmark-start text:name="__RefHeading___Toc128_3270838041"/>Channels<text:bookmark-end text:name="__RefHeading___Toc128_3270838041"/></text:h>
      <text:p text:style-name="P6">Channels are the way clients can interact with each other via messages. A client sends a message to a channel, which other clients may then receive. <text:span text:style-name="T40">Each channel is implemented as a </text:span><text:span text:style-name="T8">linked list</text:span><text:span text:style-name="T40">, with a pointer to the head of the linked list stored in an array of size 256. Each index in the array refers to a different channel. The main struct for channels, denoted </text:span><text:span text:style-name="T3">struct msg_node </text:span><text:span text:style-name="T13">and aliased to </text:span><text:span text:style-name="T3">msgnode_t</text:span><text:span text:style-name="T13">, is a node in this linked list, and stores the variables:</text:span></text:p>
      <text:list xml:id="list235307290" text:style-name="L4">
        <text:list-item>
          <text:p text:style-name="P59">A pointer to the message struct referred to by the node.</text:p>
        </text:list-item>
        <text:list-item>
          <text:p text:style-name="P59">A pointer to the next node in the linked list.</text:p>
        </text:list-item>
      </text:list>
      <text:p text:style-name="P17"/>
      <text:p text:style-name="P17"/>
      <text:p text:style-name="P17"><text:soft-page-break/>The head, or the pointer at each index in the array, will always point to the last message sent in the channel. Meanwhile, the server tracks which message each client has read using the ar<text:span text:style-name="T62">ra</text:span>y in the client struct. When the client wants to read the next message, the server will iterate <text:span text:style-name="T66">the pointer </text:span>from the head to the last message read, and display the message before the last message is read. This will then be set as the last message read.</text:p>
      <text:h text:style-name="P49" text:outline-level="1"><text:bookmark-start text:name="__RefHeading___Toc130_3270838041"/>Task 2<text:bookmark-end text:name="__RefHeading___Toc130_3270838041"/></text:h>
      <text:h text:style-name="P43" text:outline-level="2"><text:bookmark-start text:name="__RefHeading___Toc132_3270838041"/>Forking<text:bookmark-end text:name="__RefHeading___Toc132_3270838041"/></text:h>
      <text:p text:style-name="P15">Each time the server <text:span text:style-name="T70">receives</text:span> a new connection, it forks a new process to handle this connection. As such, each client <text:span text:style-name="T73">connects to a different</text:span> ‘version’ of the server, all of which are children to the main parent connection.</text:p>
      <text:p text:style-name="P15">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text:span text:style-name="T63">the parent will continue to wait to accept new connections from clients</text:span>. If the return value is 0, then the child begins processing <text:span text:style-name="T64">for the new client.</text:span></text:p>
      <text:p text:style-name="P16">The data structures described above need to be accessible between <text:span text:style-name="T65">processes</text:span>. To do this, shared memory has been implemented using <text:span text:style-name="T2">shm_open </text:span>and <text:span text:style-name="T2">mmap</text:span>. One of the first processing steps the server performs is to set up shared memory. It predefines <text:span text:style-name="T74">five</text:span> shared memory objects:</text:p>
      <text:list xml:id="list713399654" text:style-name="L5">
        <text:list-item>
          <text:p text:style-name="P72"><text:span text:style-name="T29">Locations of message nodes, </text:span><text:span text:style-name="T27">to store </text:span><text:span text:style-name="T26">256 msgnode_t pointers.</text:span></text:p>
        </text:list-item>
        <text:list-item>
          <text:p text:style-name="P72"><text:span text:style-name="T29">Message nodes, </text:span><text:span text:style-name="T27">to store </text:span><text:span text:style-name="T26">1000 msgnode_t structs.</text:span></text:p>
        </text:list-item>
        <text:list-item>
          <text:p text:style-name="P73"><text:span text:style-name="T29">Messages, </text:span><text:span text:style-name="T27">to store </text:span><text:span text:style-name="T25">1000 msg_t structs.</text:span></text:p>
        </text:list-item>
        <text:list-item>
          <text:p text:style-name="P73"><text:span text:style-name="T29">Counts of messages sent, </text:span><text:span text:style-name="T27">to store </text:span><text:span text:style-name="T25">257 integers.</text:span></text:p>
        </text:list-item>
        <text:list-item>
          <text:p text:style-name="P60">Locks, to store two shared reader-writer locks.</text:p>
        </text:list-item>
      </text:list>
      <text:p text:style-name="P61"/>
      <text:p text:style-name="P26"><text:span text:style-name="T21">To do this, first </text:span><text:span text:style-name="T22">shm_open </text:span><text:span text:style-name="T38">is used </text:span><text:span text:style-name="T21">to create shared memory objects, and then </text:span><text:span text:style-name="T22">ftruncate</text:span><text:span text:style-name="T21"> ensure</text:span><text:span text:style-name="T38">s</text:span><text:span text:style-name="T21"> they are the correct size. Then, </text:span><text:span text:style-name="T22">mmap</text:span><text:span text:style-name="T21"> map</text:span><text:span text:style-name="T38">s</text:span><text:span text:style-name="T21"> these shared memory objects to variables. </text:span><text:span text:style-name="T22">mmap</text:span><text:span text:style-name="T21"> returns a pointer to the start of the shared memory segments. </text:span><text:span text:style-name="T34">Finally, these are initialised to be NULL or 0 depending on the structure in use.</text:span></text:p>
      <text:p text:style-name="P27"><text:span text:style-name="T34">T</text:span><text:span text:style-name="T21">hese may then be used as normal </text:span><text:span text:style-name="T39">array </text:span><text:span text:style-name="T21">variables, with normal pointers associated. The variables within will be mapped across all processes, </text:span><text:span text:style-name="T35">and any pointers returned will point to an address in the shared memory segment.</text:span></text:p>
      <text:h text:style-name="P43" text:outline-level="2"><text:bookmark-start text:name="__RefHeading___Toc134_3270838041"/><text:soft-page-break/>Critical Section Problem<text:bookmark-end text:name="__RefHeading___Toc134_3270838041"/></text:h>
      <text:p text:style-name="P18">To handle the critical section problem, p<text:span text:style-name="T53">thread reader-writer locks (pthread_rwlock_t) were used. Two locks were made available – one to control access to structs in shared memory containing actual messages. The second was used to control the arrays in shared memory containing message counts.</text:span></text:p>
      <text:p text:style-name="P19">The library in use contain<text:span text:style-name="T54">s</text:span> <text:span text:style-name="T56">three</text:span> main <text:span text:style-name="T75">usage</text:span> functions, along with <text:span text:style-name="T75">f</text:span>unction<text:span text:style-name="T75">s</text:span> to initialise <text:span text:style-name="T75">and destroy </text:span>the locks <text:span text:style-name="T75">where appropriate during setup and shutdown</text:span>. Initialisation <text:span text:style-name="T55">occurred immediately after shared memory segments were setup, as part of the server’s startup procedures, while destroying them occurs as part of the SIGINT shutdown procedures.</text:span></text:p>
      <text:p text:style-name="P19"><text:span text:style-name="T55">The other three functions available are a read lock (</text:span><text:span text:style-name="T7">pthreads_rwlock_rdlock</text:span><text:span text:style-name="T18">)</text:span><text:span text:style-name="T55">, a write lock (</text:span><text:span text:style-name="T7">pthreads_rwlock_wrlock</text:span><text:span text:style-name="T18">)</text:span><text:span text:style-name="T55"> and an unlock (</text:span><text:span text:style-name="T7">pthreads_rwlock_unlock</text:span><text:span text:style-name="T18">)</text:span><text:span text:style-name="T55">. These are used around critical sections of code. When a lock is locked for writing, no other critical sections that use that lock for anything (reading or writing) may obtain the lock until it is unlocked, which occurs after the critical section is completed. Meanwhile, when a lock is locked for reading, other critical sections that obtain the lock for reading are permitted, but no writers are allowed to obtain the lock until all read locks have been unlocked.</text:span></text:p>
      <text:p text:style-name="P20">Locks are used in numerous places throughout the code, <text:span text:style-name="T57">with read locks more common than write locks for efficiency.</text:span></text:p>
      <text:p text:style-name="P21">The message struct lock is used in the following places:</text:p>
      <text:list xml:id="list3860625535" text:style-name="L6">
        <text:list-item>
          <text:p text:style-name="P63">When the client subscribes to a channel, they need to obtain <text:span text:style-name="T65">a pointer to the </text:span>last message sent to the channel. <text:span text:style-name="T76">This uses a </text:span><text:span text:style-name="T9">read </text:span><text:span text:style-name="T76">lock</text:span>.</text:p>
        </text:list-item>
        <text:list-item>
          <text:p text:style-name="P63">When the client wants to obtain the next message <text:span text:style-name="T58">(without specifying the channel ID)</text:span>, the message structs are locked for <text:span text:style-name="T2">reading</text:span> <text:span text:style-name="T58">while the server reads from the channels, and determines which message was sent first (by comparing the time values).</text:span></text:p>
        </text:list-item>
        <text:list-item>
          <text:p text:style-name="P64">The server locks the messages for <text:span text:style-name="T10">writing</text:span> to update the client’s position in the channel <text:span text:style-name="T67">linked list after the client has read a message.</text:span></text:p>
        </text:list-item>
        <text:list-item>
          <text:p text:style-name="P65">When the client wants to obt<text:span text:style-name="T59">ain</text:span> the next message with a channel ID, <text:span text:style-name="T9">read</text:span><text:span text:style-name="T76"> lock.</text:span></text:p>
        </text:list-item>
        <text:list-item>
          <text:p text:style-name="P66">When the client sends a message to a channel, the server obtains a <text:span text:style-name="T2">write</text:span> lock to create the new message and add it to the channel’<text:span text:style-name="T68">s linked list</text:span>.</text:p>
        </text:list-item>
      </text:list>
      <text:p text:style-name="P22">The message count lock is used in the following places:</text:p>
      <text:list xml:id="list1138274502" text:style-name="L7">
        <text:list-item>
          <text:p text:style-name="P67">When the channels command is called, a <text:span text:style-name="T2">read</text:span> lock is obtained to read the message counts from the message count array.</text:p>
        </text:list-item>
        <text:list-item>
          <text:p text:style-name="P68">When the client sends a message, a <text:span text:style-name="T2">write</text:span> lock is obtained to increment the number of sent messages to each channel, <text:span text:style-name="T60">and the total number of messages sent to the server.</text:span></text:p>
        </text:list-item>
      </text:list>
      <text:h text:style-name="P50" text:outline-level="1"/>
      <text:h text:style-name="P52" text:outline-level="1"><text:bookmark-start text:name="__RefHeading___Toc136_3270838041"/><text:span text:style-name="T71">Task 3 </text:span><text:span text:style-name="T72">Threading</text:span><text:bookmark-end text:name="__RefHeading___Toc136_3270838041"/></text:h>
      <text:h text:style-name="P43" text:outline-level="2"><text:bookmark-start text:name="__RefHeading___Toc138_3270838041"/>Threading<text:bookmark-end text:name="__RefHeading___Toc138_3270838041"/></text:h>
      <text:p text:style-name="P7">Threading was implemented on the client side of the application in order to allow commands to be entered while NEXT and LIVEFEED commands are running. A new command, STOP, was also implemented, with the purpose of stopping these functions <text:span text:style-name="T76">if</text:span> they are running.</text:p>
      <text:p text:style-name="P9"><text:span text:style-name="T76">A</text:span> global <text:span text:style-name="T9">pthread_t</text:span><text:span text:style-name="T76"> array was </text:span>implemented <text:span text:style-name="T76">to contain information about running threads.</text:span></text:p>
      <text:p text:style-name="P8">Threading was implemented using the pthreads library. New threads are only created for functions that require them, which are NEXT and LIVEFEED. <text:span text:style-name="T41">When the client starts and connects to the server, it will sit and wait for input from the user. When it receives this input, it extracts the command part of the input, and checks this against known functions.</text:span></text:p>
      <text:p text:style-name="P10">In the event of the command LIVEFEED or NEXT, <text:span text:style-name="T9">pthread_create</text:span><text:span text:style-name="T76"> is called and an array tracking which threads are active in the pthread_t array is updated, and if a channel ID was provided it is parsed to an integer.</text:span></text:p>
      <text:p text:style-name="P10"><text:span text:style-name="T76">When</text:span>, <text:span text:style-name="T2">pthread_create</text:span><text:span text:style-name="T12"> is called. </text:span><text:span text:style-name="T14">If the function called is NEXT, </text:span><text:span text:style-name="T4">pthread_create</text:span><text:span text:style-name="T14"> is </text:span><text:span text:style-name="T20">passed</text:span><text:span text:style-name="T14"> the following variables:</text:span></text:p>
      <text:list xml:id="list3506084990" text:style-name="L8">
        <text:list-item>
          <text:p text:style-name="P62">The next available thread <text:span text:style-name="T76">in the pthread_t array, indicated by first inactive index.</text:span></text:p>
        </text:list-item>
        <text:list-item>
          <text:p text:style-name="P62">NULL as the attribute, as there are no attributes that need to be specified.</text:p>
        </text:list-item>
        <text:list-item>
          <text:p text:style-name="P69"><text:span text:style-name="T12">The function pointer to the function </text:span><text:span text:style-name="T2">nextThreadFunc,</text:span><text:span text:style-name="T12"> which is responsible for sending the request to the server and receiving and printing the output. </text:span></text:p>
        </text:list-item>
        <text:list-item>
          <text:p text:style-name="P69"><text:span text:style-name="T12">Arguments required for </text:span><text:span text:style-name="T2">nextThreadFunc,</text:span><text:span text:style-name="T12"> </text:span><text:span text:style-name="T20">are the channel ID and the index of the thread created.</text:span><text:span text:style-name="T12"> </text:span><text:span text:style-name="T15">Th</text:span><text:span text:style-name="T20">ese are sent</text:span><text:span text:style-name="T15"> as a void pointer </text:span><text:span text:style-name="T20">struct</text:span><text:span text:style-name="T15">, and </text:span><text:span text:style-name="T20">cast back in the thread function. The index of the thread allows the thread to update its completion easily.</text:span></text:p>
        </text:list-item>
      </text:list>
      <text:p text:style-name="P11"><text:span text:style-name="T5">n</text:span><text:span text:style-name="T2">extThreadFunc </text:span><text:span text:style-name="T12">then proceeds to execute normally. It will send the command as NEXT or NEXT &lt;channel ID&gt; to the server (depending on the presence of a channel ID), before sending a request and receiving a message back from the server. At the end of its execution, it </text:span><text:span text:style-name="T20">updates the thread as completeand </text:span><text:span text:style-name="T12">call</text:span><text:span text:style-name="T20">s</text:span><text:span text:style-name="T12"> </text:span><text:span text:style-name="T2">pthread_exit</text:span><text:span text:style-name="T12"> to close the thread.</text:span></text:p>
      <text:p text:style-name="P24"><text:span text:style-name="T12">Calling LIVEFEED performs similar </text:span><text:span text:style-name="T20">actions</text:span><text:span text:style-name="T12">. </text:span><text:span text:style-name="T20">When </text:span><text:span text:style-name="T2">pthread_create</text:span><text:span text:style-name="T12"> </text:span><text:span text:style-name="T20">is called</text:span><text:span text:style-name="T12">, </text:span><text:span text:style-name="T20">it is passed the same variables as NEXT described above, but with the difference of the function pointer being to </text:span><text:span text:style-name="T11">livefeedThreadFunc</text:span><text:span text:style-name="T20">.</text:span></text:p>
      <text:p text:style-name="P28"><text:span text:style-name="T25">The function of </text:span><text:span text:style-name="T22">livefeedThreadFunc</text:span><text:span text:style-name="T25"> is </text:span><text:span text:style-name="T31">similar to </text:span><text:span text:style-name="T22">nextThreadFunc</text:span><text:span text:style-name="T25">, with the exception that the send and receive commands </text:span><text:span text:style-name="T31">are looped</text:span><text:span text:style-name="T25">. </text:span><text:span text:style-name="T31">If an error occurs, the loop breaks and the thread closes itself appropriately. When </text:span><text:span text:style-name="T32">STOP, BYE, or CTRL+C </text:span><text:span text:style-name="T31">is used</text:span><text:span text:style-name="T32">, the system cleanly close</text:span><text:span text:style-name="T31">s any open</text:span><text:span text:style-name="T32"> threads. All of these will call the function </text:span><text:span text:style-name="T24">closeThreads</text:span><text:span text:style-name="T32"> as part of their execution. </text:span><text:span text:style-name="T23">closeThreads</text:span><text:span text:style-name="T30"> loops through the thread array, calling </text:span><text:span text:style-name="T23">pthread_cancel </text:span><text:span text:style-name="T30">on </text:span><text:span text:style-name="T31">those that are active (according to a second status array).</text:span></text:p>
      <text:h text:style-name="P53" text:outline-level="1"><text:bookmark-start text:name="__RefHeading___Toc140_3270838041"/>How to run the program<text:bookmark-end text:name="__RefHeading___Toc140_3270838041"/></text:h>
      <text:h text:style-name="P45" text:outline-level="2"><text:bookmark-start text:name="__RefHeading___Toc142_3270838041"/>Compilation<text:bookmark-end text:name="__RefHeading___Toc142_3270838041"/></text:h>
      <text:p text:style-name="P12">A Makefile is included <text:span text:style-name="T42">at the root of the project </text:span>to make compilation straightforward. To compile both the client and server sides, simply call <text:span text:style-name="T2">make</text:span><text:span text:style-name="T12"> at the command line </text:span><text:span text:style-name="T17">from the root of the project.</text:span></text:p>
      <text:p text:style-name="P12"><text:span text:style-name="T12">If only one </text:span><text:span text:style-name="T16">of client or server</text:span><text:span text:style-name="T12"> needs to be compiled, call </text:span><text:span text:style-name="T2">make client </text:span><text:span text:style-name="T12">or </text:span><text:span text:style-name="T2">make server</text:span><text:span text:style-name="T12">. </text:span><text:span text:style-name="T16">To remove the client or server, call </text:span><text:span text:style-name="T6">make clean</text:span><text:span text:style-name="T16">.</text:span></text:p>
      <text:h text:style-name="P46" text:outline-level="2"><text:bookmark-start text:name="__RefHeading___Toc542_3260525265"/>Running<text:bookmark-end text:name="__RefHeading___Toc542_3260525265"/></text:h>
      <text:p text:style-name="P13"><text:span text:style-name="T12">To run the program, change into the </text:span><text:span text:style-name="T43">build</text:span><text:span text:style-name="T44"> directory from the root of the project. </text:span><text:span text:style-name="T46">The server needs run before any clients can be run</text:span><text:span text:style-name="T45">. Call </text:span><text:span text:style-name="T50">./server &lt;port&gt;</text:span><text:span text:style-name="T46"> on to run the server, where </text:span><text:span text:style-name="T51">port</text:span><text:span text:style-name="T46"> is the port number that clients will use to connect </text:span><text:span text:style-name="T48">(port defaults to 12345 if not chosen)</text:span><text:span text:style-name="T46">.</text:span></text:p>
      <text:p text:style-name="P14"><text:span text:style-name="T46">T</text:span><text:span text:style-name="T44">o run client programs, run </text:span><text:span text:style-name="T49">./client &lt;ip address&gt; &lt;port&gt;. Ip address </text:span><text:span text:style-name="T44">is the IP of the machine the server is running on (if this is the same as the client’s machine, IP will be 127.0.0.1), </text:span><text:span text:style-name="T47">while </text:span><text:span text:style-name="T52">port</text:span><text:span text:style-name="T47">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7T15:16:19.239460230</dc:date>
    <meta:editing-duration>PT5H19M17S</meta:editing-duration>
    <meta:editing-cycles>82</meta:editing-cycles>
    <meta:generator>LibreOffice/6.2.7.1$Linux_X86_64 LibreOffice_project/20$Build-1</meta:generator>
    <meta:document-statistic meta:table-count="2" meta:image-count="0" meta:object-count="0" meta:page-count="7" meta:paragraph-count="105" meta:word-count="1751" meta:character-count="10223" meta:non-whitespace-character-count="8603"/>
  </office:meta>
</office:document-meta>
</file>